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style:font-name-complex="Liberation Sans"/>
    </style:style>
    <style:style style:name="P2" style:family="paragraph" style:parent-style-name="Standard">
      <style:text-properties style:font-name="Liberation Sans" officeooo:rsid="0033c76c" officeooo:paragraph-rsid="0033c76c" style:font-name-complex="Liberation Sans"/>
    </style:style>
    <style:style style:name="P3" style:family="paragraph" style:parent-style-name="Standard">
      <style:text-properties style:font-name="Liberation Sans" fo:font-style="italic" style:font-style-asian="italic" style:font-name-complex="Liberation Sans"/>
    </style:style>
    <style:style style:name="P4" style:family="paragraph" style:parent-style-name="Heading">
      <style:text-properties style:font-name-complex="Liberation Sans"/>
    </style:style>
    <style:style style:name="P5" style:family="paragraph" style:parent-style-name="Heading">
      <style:text-properties officeooo:paragraph-rsid="0010df0a" style:font-name-complex="Liberation Sans"/>
    </style:style>
    <style:style style:name="P6" style:family="paragraph" style:parent-style-name="Heading">
      <style:text-properties officeooo:paragraph-rsid="0021b3bc" style:font-name-complex="Liberation Sans"/>
    </style:style>
    <style:style style:name="P7" style:family="paragraph" style:parent-style-name="Heading">
      <style:text-properties officeooo:paragraph-rsid="0015f6d8" style:font-name-complex="Liberation Sans"/>
    </style:style>
    <style:style style:name="P8" style:family="paragraph" style:parent-style-name="Heading">
      <style:text-properties officeooo:paragraph-rsid="002b3394" style:font-name-complex="Liberation Sans"/>
    </style:style>
    <style:style style:name="P9" style:family="paragraph" style:parent-style-name="Heading">
      <style:text-properties officeooo:paragraph-rsid="002d15bb" style:font-name-complex="Liberation Sans"/>
    </style:style>
    <style:style style:name="P10" style:family="paragraph" style:parent-style-name="Heading">
      <style:text-properties officeooo:paragraph-rsid="002ecd54" style:font-name-complex="Liberation Sans"/>
    </style:style>
    <style:style style:name="P11" style:family="paragraph" style:parent-style-name="Heading">
      <style:text-properties officeooo:paragraph-rsid="001722ac" style:font-name-complex="Liberation Sans"/>
    </style:style>
    <style:style style:name="P12" style:family="paragraph" style:parent-style-name="Text_20_body">
      <style:text-properties style:font-name="Liberation Sans" style:font-name-complex="Liberation Sans"/>
    </style:style>
    <style:style style:name="P13" style:family="paragraph" style:parent-style-name="Text_20_body">
      <style:text-properties style:font-name="Liberation Sans" officeooo:paragraph-rsid="0010df0a" style:font-name-complex="Liberation Sans"/>
    </style:style>
    <style:style style:name="P14" style:family="paragraph" style:parent-style-name="Text_20_body">
      <style:text-properties style:font-name="Liberation Sans" officeooo:paragraph-rsid="0035835b" style:font-name-complex="Liberation Sans"/>
    </style:style>
    <style:style style:name="P15" style:family="paragraph" style:parent-style-name="Text_20_body">
      <style:text-properties style:font-name="Liberation Sans" officeooo:paragraph-rsid="00393b03" style:font-name-complex="Liberation Sans"/>
    </style:style>
    <style:style style:name="P16" style:family="paragraph" style:parent-style-name="Text_20_body">
      <style:text-properties style:font-name="Liberation Sans" officeooo:paragraph-rsid="003c3ed8" style:font-name-complex="Liberation Sans"/>
    </style:style>
    <style:style style:name="P17" style:family="paragraph" style:parent-style-name="Text_20_body">
      <style:text-properties style:font-name="Liberation Sans" officeooo:paragraph-rsid="003c81c4" style:font-name-complex="Liberation Sans"/>
    </style:style>
    <style:style style:name="P18" style:family="paragraph" style:parent-style-name="Text_20_body">
      <style:text-properties style:font-name="Liberation Sans" officeooo:paragraph-rsid="003fca78" style:font-name-complex="Liberation Sans"/>
    </style:style>
    <style:style style:name="P19" style:family="paragraph" style:parent-style-name="Text_20_body">
      <style:text-properties officeooo:paragraph-rsid="0033c984"/>
    </style:style>
    <style:style style:name="P20" style:family="paragraph" style:parent-style-name="Text_20_body">
      <style:text-properties officeooo:paragraph-rsid="00387203" style:font-name-complex="Liberation Sans"/>
    </style:style>
    <style:style style:name="P21" style:family="paragraph" style:parent-style-name="Text_20_body">
      <style:text-properties officeooo:paragraph-rsid="0039b3a7" style:font-name-complex="Liberation Sans"/>
    </style:style>
    <style:style style:name="P22" style:family="paragraph" style:parent-style-name="Text_20_body">
      <style:text-properties officeooo:paragraph-rsid="003fca78" style:font-name-complex="Liberation Sans"/>
    </style:style>
    <style:style style:name="P23" style:family="paragraph" style:parent-style-name="Text_20_body">
      <style:text-properties officeooo:paragraph-rsid="0041f874" style:font-name-complex="Liberation Sans"/>
    </style:style>
    <style:style style:name="P24" style:family="paragraph" style:parent-style-name="Text_20_body">
      <style:text-properties officeooo:paragraph-rsid="0042cd3f" style:font-name-complex="Liberation Sans"/>
    </style:style>
    <style:style style:name="P25" style:family="paragraph" style:parent-style-name="Standard" style:master-page-name="MP0">
      <style:paragraph-properties style:page-number="auto" fo:break-before="page"/>
      <style:text-properties style:font-name="Liberation Sans" style:font-name-complex="Liberation Sans"/>
    </style:style>
    <style:style style:name="P26" style:family="paragraph" style:parent-style-name="Text_20_body">
      <style:text-properties officeooo:paragraph-rsid="005dacfe" style:font-name-complex="Liberation Sans"/>
    </style:style>
    <style:style style:name="P27" style:family="paragraph" style:parent-style-name="Text_20_body">
      <style:text-properties style:font-name="Liberation Sans" officeooo:paragraph-rsid="003b061b" style:font-name-complex="Liberation Sans"/>
    </style:style>
    <style:style style:name="P28" style:family="paragraph" style:parent-style-name="Heading">
      <style:text-properties officeooo:paragraph-rsid="0015f6d8" style:font-name-complex="Liberation Sans"/>
    </style:style>
    <style:style style:name="P29" style:family="paragraph" style:parent-style-name="Heading_20_1">
      <style:text-properties style:font-name-complex="Liberation Sans"/>
    </style:style>
    <style:style style:name="P30" style:family="paragraph" style:parent-style-name="Heading_20_1">
      <style:text-properties officeooo:paragraph-rsid="0010df0a" style:font-name-complex="Liberation Sans"/>
    </style:style>
    <style:style style:name="T1" style:family="text">
      <style:text-properties officeooo:rsid="0010df0a"/>
    </style:style>
    <style:style style:name="T2" style:family="text">
      <style:text-properties officeooo:rsid="00127fbf"/>
    </style:style>
    <style:style style:name="T3" style:family="text">
      <style:text-properties officeooo:rsid="0015f6d8"/>
    </style:style>
    <style:style style:name="T4" style:family="text">
      <style:text-properties officeooo:rsid="00162cce"/>
    </style:style>
    <style:style style:name="T5" style:family="text">
      <style:text-properties officeooo:rsid="001722ac"/>
    </style:style>
    <style:style style:name="T6" style:family="text">
      <style:text-properties officeooo:rsid="001932ba"/>
    </style:style>
    <style:style style:name="T7" style:family="text">
      <style:text-properties officeooo:rsid="001c88c8"/>
    </style:style>
    <style:style style:name="T8" style:family="text">
      <style:text-properties officeooo:rsid="001d0139"/>
    </style:style>
    <style:style style:name="T9" style:family="text">
      <style:text-properties officeooo:rsid="001f01fd"/>
    </style:style>
    <style:style style:name="T10" style:family="text">
      <style:text-properties officeooo:rsid="0021b3bc"/>
    </style:style>
    <style:style style:name="T11" style:family="text">
      <style:text-properties officeooo:rsid="002264f7"/>
    </style:style>
    <style:style style:name="T12" style:family="text">
      <style:text-properties fo:font-weight="bold" officeooo:rsid="001d0139" style:font-weight-asian="bold" style:font-weight-complex="bold"/>
    </style:style>
    <style:style style:name="T13" style:family="text">
      <style:text-properties officeooo:rsid="00295e63"/>
    </style:style>
    <style:style style:name="T14" style:family="text">
      <style:text-properties officeooo:rsid="002d15bb"/>
    </style:style>
    <style:style style:name="T15" style:family="text">
      <style:text-properties officeooo:rsid="002ecd54"/>
    </style:style>
    <style:style style:name="T16" style:family="text">
      <style:text-properties officeooo:rsid="0031d20c"/>
    </style:style>
    <style:style style:name="T17" style:family="text">
      <style:text-properties officeooo:rsid="0033c984"/>
    </style:style>
    <style:style style:name="T18" style:family="text">
      <style:text-properties style:font-name="Times New Roman" fo:font-size="12pt" style:font-size-asian="12pt" style:font-size-complex="12pt"/>
    </style:style>
    <style:style style:name="T19" style:family="text">
      <style:text-properties style:font-name="Times New Roman" fo:font-size="12pt" officeooo:rsid="0033c984" style:font-size-asian="12pt" style:font-size-complex="12pt"/>
    </style:style>
    <style:style style:name="T20" style:family="text">
      <style:text-properties style:font-name="Times New Roman" fo:font-size="12pt" officeooo:rsid="0035835b" style:font-size-asian="12pt" style:font-size-complex="12pt"/>
    </style:style>
    <style:style style:name="T21" style:family="text">
      <style:text-properties style:font-name="Times New Roman" fo:font-size="12pt" officeooo:rsid="00387203" style:font-size-asian="12pt" style:font-size-complex="12pt"/>
    </style:style>
    <style:style style:name="T22" style:family="text">
      <style:text-properties style:font-name="Times New Roman" fo:font-size="12pt" officeooo:rsid="00393b03" style:font-size-asian="12pt" style:font-size-complex="12pt"/>
    </style:style>
    <style:style style:name="T23" style:family="text">
      <style:text-properties style:font-name="Times New Roman" fo:font-size="12pt" officeooo:rsid="003b061b" style:font-size-asian="12pt" style:font-size-complex="12pt"/>
    </style:style>
    <style:style style:name="T24" style:family="text">
      <style:text-properties style:font-name="Times New Roman" fo:font-size="12pt" officeooo:rsid="003c3ed8" style:font-size-asian="12pt" style:font-size-complex="12pt"/>
    </style:style>
    <style:style style:name="T25" style:family="text">
      <style:text-properties style:font-name="Times New Roman" fo:font-size="12pt" officeooo:rsid="003c81c4" style:font-size-asian="12pt" style:font-size-complex="12pt"/>
    </style:style>
    <style:style style:name="T26" style:family="text">
      <style:text-properties style:font-name="Times New Roman" fo:font-size="12pt" officeooo:rsid="003fca78" style:font-size-asian="12pt" style:font-size-complex="12pt"/>
    </style:style>
    <style:style style:name="T27" style:family="text">
      <style:text-properties style:font-name="Times New Roman" fo:font-size="12pt" officeooo:rsid="003ff18b" style:font-size-asian="12pt" style:font-size-complex="12pt"/>
    </style:style>
    <style:style style:name="T28" style:family="text">
      <style:text-properties style:font-name="Times New Roman" fo:font-size="12pt" officeooo:rsid="00409f60" style:font-size-asian="12pt" style:font-size-complex="12pt"/>
    </style:style>
    <style:style style:name="T29" style:family="text">
      <style:text-properties style:font-name="Times New Roman" fo:font-size="12pt" officeooo:rsid="0041f874" style:font-size-asian="12pt" style:font-size-complex="12pt"/>
    </style:style>
    <style:style style:name="T30" style:family="text">
      <style:text-properties style:font-name="Times New Roman" fo:font-size="12pt" officeooo:rsid="0042cd3f" style:font-size-asian="12pt" style:font-size-complex="12pt"/>
    </style:style>
    <style:style style:name="T31" style:family="text">
      <style:text-properties style:font-name="Times New Roman" fo:font-size="12pt" officeooo:rsid="00443e6a" style:font-size-asian="12pt" style:font-size-complex="12pt"/>
    </style:style>
    <style:style style:name="T32" style:family="text">
      <style:text-properties style:font-name="Times New Roman" fo:font-size="12pt" officeooo:rsid="0046e978" style:font-size-asian="12pt" style:font-size-complex="12pt"/>
    </style:style>
    <style:style style:name="T33" style:family="text">
      <style:text-properties style:font-name="Times New Roman" fo:font-size="12pt" officeooo:rsid="004887ef" style:font-size-asian="12pt" style:font-size-complex="12pt"/>
    </style:style>
    <style:style style:name="T34" style:family="text">
      <style:text-properties style:font-name="Times New Roman" fo:font-size="12pt" officeooo:rsid="0048d29c" style:font-size-asian="12pt" style:font-size-complex="12pt"/>
    </style:style>
    <style:style style:name="T35" style:family="text">
      <style:text-properties style:font-name="Times New Roman" fo:font-size="12pt" officeooo:rsid="00495e71" style:font-size-asian="12pt" style:font-size-complex="12pt"/>
    </style:style>
    <style:style style:name="T36" style:family="text">
      <style:text-properties style:font-name="Times New Roman" fo:font-size="12pt" officeooo:rsid="004b2513" style:font-size-asian="12pt" style:font-size-complex="12pt"/>
    </style:style>
    <style:style style:name="T37" style:family="text">
      <style:text-properties style:font-name="Times New Roman" fo:font-size="12pt" officeooo:rsid="004eec61" style:font-size-asian="12pt" style:font-size-complex="12pt"/>
    </style:style>
    <style:style style:name="T38" style:family="text">
      <style:text-properties style:font-name="Times New Roman" fo:font-size="12pt" officeooo:rsid="00524b1b" style:font-size-asian="12pt" style:font-size-complex="12pt"/>
    </style:style>
    <style:style style:name="T39" style:family="text">
      <style:text-properties style:font-name="Times New Roman" fo:font-size="12pt" officeooo:rsid="0052688c" style:font-size-asian="12pt" style:font-size-complex="12pt"/>
    </style:style>
    <style:style style:name="T40" style:family="text">
      <style:text-properties style:font-name="Times New Roman" fo:font-size="12pt" officeooo:rsid="00530853" style:font-size-asian="12pt" style:font-size-complex="12pt"/>
    </style:style>
    <style:style style:name="T41" style:family="text">
      <style:text-properties style:font-name="Times New Roman" fo:font-size="12pt" officeooo:rsid="0055da6f" style:font-size-asian="12pt" style:font-size-complex="12pt"/>
    </style:style>
    <style:style style:name="T42" style:family="text">
      <style:text-properties style:font-name="Times New Roman" fo:font-size="12pt" officeooo:rsid="00594315" style:font-size-asian="12pt" style:font-size-complex="12pt"/>
    </style:style>
    <style:style style:name="T43" style:family="text">
      <style:text-properties style:font-name="Times New Roman" fo:font-size="12pt" officeooo:rsid="005a81b7" style:font-size-asian="12pt" style:font-size-complex="12pt"/>
    </style:style>
    <style:style style:name="T44" style:family="text">
      <style:text-properties style:font-name="Times New Roman" fo:font-size="12pt" officeooo:rsid="005bd59f" style:font-size-asian="12pt" style:font-size-complex="12pt"/>
    </style:style>
    <style:style style:name="T45" style:family="text">
      <style:text-properties style:font-name="Times New Roman" fo:font-size="12pt" officeooo:rsid="005c0419" style:font-size-asian="12pt" style:font-size-complex="12pt"/>
    </style:style>
    <style:style style:name="T46" style:family="text">
      <style:text-properties style:font-name="Times New Roman" fo:font-size="12pt" officeooo:rsid="005dacfe" style:font-size-asian="12pt" style:font-size-complex="12pt"/>
    </style:style>
    <style:style style:name="T47" style:family="text">
      <style:text-properties style:font-name="Times New Roman" fo:font-size="12pt" officeooo:rsid="005e42cc" style:font-size-asian="12pt" style:font-size-complex="12pt"/>
    </style:style>
    <style:style style:name="T48" style:family="text">
      <style:text-properties style:font-name="Times New Roman" fo:font-size="12pt" officeooo:rsid="005e7be8" style:font-size-asian="12pt" style:font-size-complex="12pt"/>
    </style:style>
    <style:style style:name="T49" style:family="text">
      <style:text-properties style:font-name="Times New Roman" fo:font-size="12pt" officeooo:rsid="005fada6" style:font-size-asian="12pt" style:font-size-complex="12pt"/>
    </style:style>
    <style:style style:name="T50" style:family="text">
      <style:text-properties style:font-name="Times New Roman" fo:font-size="12pt" officeooo:rsid="00619cef" style:font-size-asian="12pt" style:font-size-complex="12pt"/>
    </style:style>
    <style:style style:name="T51" style:family="text">
      <style:text-properties style:font-name="Times New Roman" fo:font-size="12pt" officeooo:rsid="0062181c" style:font-size-asian="12pt" style:font-size-complex="12pt"/>
    </style:style>
    <style:style style:name="T52" style:family="text">
      <style:text-properties style:font-name="Times New Roman" fo:font-size="12pt" officeooo:rsid="0062cb0d" style:font-size-asian="12pt" style:font-size-complex="12pt"/>
    </style:style>
    <style:style style:name="T53" style:family="text">
      <style:text-properties style:font-name="Times New Roman" fo:font-size="12pt" officeooo:rsid="00651b2c" style:font-size-asian="12pt" style:font-size-complex="12pt"/>
    </style:style>
    <style:style style:name="T54" style:family="text">
      <style:text-properties style:font-name="Times New Roman" fo:font-size="12pt" officeooo:rsid="0065be6d" style:font-size-asian="12pt" style:font-size-complex="12pt"/>
    </style:style>
    <style:style style:name="T55" style:family="text">
      <style:text-properties style:font-name="Times New Roman" fo:font-size="12pt" officeooo:rsid="006673fa" style:font-size-asian="12pt" style:font-size-complex="12pt"/>
    </style:style>
    <style:style style:name="T56" style:family="text">
      <style:text-properties style:font-name="Times New Roman" fo:font-size="12pt" officeooo:rsid="00686ad9" style:font-size-asian="12pt" style:font-size-complex="12pt"/>
    </style:style>
    <style:style style:name="T57" style:family="text">
      <style:text-properties style:font-name="Times New Roman" fo:font-size="12pt" officeooo:rsid="0068770e" style:font-size-asian="12pt" style:font-size-complex="12pt"/>
    </style:style>
    <style:style style:name="T58" style:family="text">
      <style:text-properties style:font-name="Times New Roman" fo:font-size="12pt" officeooo:rsid="00689c86" style:font-size-asian="12pt" style:font-size-complex="12pt"/>
    </style:style>
    <style:style style:name="T59" style:family="text">
      <style:text-properties style:font-name="Times New Roman" fo:font-size="12pt" officeooo:rsid="0068b965" style:font-size-asian="12pt" style:font-size-complex="12pt"/>
    </style:style>
    <style:style style:name="T60" style:family="text">
      <style:text-properties style:font-name="Times New Roman" fo:font-size="12pt" officeooo:rsid="0068e1d4" style:font-size-asian="12pt" style:font-size-complex="12pt"/>
    </style:style>
    <style:style style:name="T61" style:family="text">
      <style:text-properties style:font-name="Times New Roman" fo:font-size="12pt" officeooo:rsid="00699813" style:font-size-asian="12pt" style:font-size-complex="12pt"/>
    </style:style>
    <style:style style:name="T62" style:family="text">
      <style:text-properties style:font-name="Times New Roman" fo:font-size="12pt" officeooo:rsid="0033c984" style:font-size-asian="12pt" style:font-name-complex="Liberation Sans" style:font-size-complex="12pt"/>
    </style:style>
    <style:style style:name="T63" style:family="text">
      <style:text-properties style:font-name="Times New Roman" fo:font-size="12pt" officeooo:rsid="0035835b" style:font-size-asian="12pt" style:font-name-complex="Liberation Sans" style:font-size-complex="12pt"/>
    </style:style>
    <style:style style:name="T64" style:family="text">
      <style:text-properties style:font-name="Times New Roman" fo:font-size="12pt" officeooo:rsid="00443e6a" style:font-size-asian="12pt" style:font-name-complex="Liberation Sans" style:font-size-complex="12pt"/>
    </style:style>
    <style:style style:name="T65" style:family="text">
      <style:text-properties style:font-name="Times New Roman" fo:font-size="12pt" officeooo:rsid="00460a37" style:font-size-asian="12pt" style:font-name-complex="Liberation Sans" style:font-size-complex="12pt"/>
    </style:style>
    <style:style style:name="T66" style:family="text">
      <style:text-properties officeooo:rsid="003fca78"/>
    </style:style>
    <style:style style:name="T67" style:family="text">
      <style:text-properties officeooo:rsid="0043f9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nalysis of Algorithms</text:p>
      <text:p text:style-name="P2">Gage Coprivnicar</text:p>
      <text:p text:style-name="P1">CS 221</text:p>
      <text:p text:style-name="P1"/>
      <text:p text:style-name="P3">Defend all answers based on specific references to the code. <text:span text:style-name="T8">Do not count return statements or initialization of method arguments. </text:span>You are <text:span text:style-name="T12">strongly</text:span> encouraged to <text:span text:style-name="T9">walk through algorithms in the debugger and to </text:span>add statement-counting code to given methods to test <text:span text:style-name="T8">and refine your analysis. All growth functions must be in simplified t(n) = ____ format and order must be presented in proper big-O notation.</text:span></text:p>
      <text:h text:style-name="P29" text:outline-level="1">Algorithm: find()</text:h>
      <text:p text:style-name="Heading"><text:span text:style-name="T3">Minimum Statements. </text:span>How many statements would be executed in a call to find() when the array size is zero (n == 0)?</text:p>
      <text:p text:style-name="P12"><text:span text:style-name="T18"><text:tab/></text:span><text:span text:style-name="T19">Only the for statement will be executed but will be subsequently skipped over because the length is zero, the statement [i &lt; array.length] <text:s/>would return false and kick out of the for loop. </text:span><text:span text:style-name="T31">The statements ran is two</text:span><text:span text:style-name="T40">.</text:span></text:p>
      <text:p text:style-name="Heading"><text:span text:style-name="T3">Best Case Scenario. Under what conditions would the minimum possible number of loop iterations be executed for an array where n is large? Where would the target element be located in the array? </text:span>What is <text:span text:style-name="T6">the growth function under these conditions</text:span>?</text:p>
      <text:p text:style-name="P19"><text:tab/><text:span text:style-name="T17">T</text:span><text:span text:style-name="T62">he best case scenario for this minimum number of loops to run when ‘n’ is large would be if the first item in the array was the value that was being searched for. This is because regardless of any size ‘n’ the for loop would never have to finish it’s first go through, only ever actually being initialized once as the if statement would return true, and stop the for loop from continuing. <text:s/></text:span><text:span text:style-name="T64">It would do three statements.</text:span><text:span text:style-name="T62">The growth function under this option would be </text:span><text:span text:style-name="T65">T(3)</text:span><text:span text:style-name="T63"> because it would constantly only ever execute once.</text:span></text:p>
      <text:p text:style-name="P12"/>
      <text:p text:style-name="P7"><text:span text:style-name="T3">Worst Case Scenario. Under what conditions would the maximum number of loop iterations be executed for an array where n is large? What would be necessary such that the loop cannot exit early? </text:span>What is the <text:span text:style-name="T3">growth function under these conditions</text:span>?</text:p>
      <text:p text:style-name="P14"><text:span text:style-name="T19"><text:tab/></text:span><text:span text:style-name="T20">With an array that is n large the maximum number of iterations that the for loop could go through is n, and in this scenario the value that is being searched for would not be found. </text:span><text:span text:style-name="T35">That would mean a growth function of T(2+3n)</text:span><text:span text:style-name="T20"> The only case where the loop could exit early would be if the value being searched for was the final item in the array. In this case the growth function is </text:span><text:span text:style-name="T32">T</text:span><text:span text:style-name="T20">(</text:span><text:span text:style-name="T35">1</text:span><text:span text:style-name="T34">+</text:span><text:span text:style-name="T33">3</text:span><text:span text:style-name="T20">n) because the time spent on this array would be directly proportional to length of the array.</text:span></text:p>
      <text:p text:style-name="P12"/>
      <text:p text:style-name="P6"><text:soft-page-break/><text:span text:style-name="T3">Expected Average Case Scenario. </text:span>Assuming <text:span text:style-name="T2">a randomly ordered array of unique elements and the</text:span> target element <text:span text:style-name="T7">is</text:span> in the array,<text:span text:style-name="T10"> where would a target element be located on average? W</text:span>hat is the expected average number of <text:span text:style-name="T13">loop iterations</text:span> for a call to find()? <text:span text:style-name="T13">What is the average growth function under these conditions?</text:span></text:p>
      <text:p text:style-name="P14"><text:tab/><text:span text:style-name="T20">The target element of a value in an array, given it is randomly ordered and contains unique elements would be in an average location of <text:s/>n/2 </text:span><text:span text:style-name="T38">in the array</text:span><text:span text:style-name="T20">, this would lead to an expected number of loops of n/2. This is because averaging out any random values, the probability of the value being searched for is more likely to be towards the center then the extremes of the array, and this with many iterations and searches, would have to run an average </text:span><text:span text:style-name="T39">location</text:span><text:span text:style-name="T20"> of half way through the array to find the value, hence </text:span><text:span text:style-name="T36">3</text:span><text:span text:style-name="T20">n/2 </text:span><text:span text:style-name="T39">because each check requires three statements</text:span><text:span text:style-name="T20">. Hence the growth function of this condition would be </text:span><text:span text:style-name="T36">T</text:span><text:span text:style-name="T20">(</text:span><text:span text:style-name="T36">3</text:span><text:span text:style-name="T20">n/2)</text:span></text:p>
      <text:p text:style-name="P4">What is the <text:span text:style-name="T4">runtime order (big-O)</text:span> of find() <text:span text:style-name="T10">based on the above growth functions</text:span>?</text:p>
      <text:p text:style-name="P20"><text:tab/><text:span text:style-name="T21">Based on the extreme </text:span><text:span text:style-name="T40">scenarios</text:span><text:span text:style-name="T21">, and the average </text:span><text:span text:style-name="T40">scenario</text:span><text:span text:style-name="T21">, it can be said that the growth function would generally be O(</text:span><text:span text:style-name="T37">n</text:span><text:span text:style-name="T21">) </text:span></text:p>
      <text:p text:style-name="P12"/>
      <text:h text:style-name="P30" text:outline-level="1">Algorithm: <text:span text:style-name="T1">replaceAll</text:span>()</text:h>
      <text:p text:style-name="P5"><text:span text:style-name="T3">Minimum Statements. </text:span>How many statements would be executed in a call to <text:span text:style-name="T1">replaceAll</text:span>() when the array size is zero (n == 0)?</text:p>
      <text:p text:style-name="P15"><text:tab/><text:span text:style-name="T22">As this function involves the find function previously, it would use </text:span><text:span text:style-name="T43">two</text:span><text:span text:style-name="T22"> statement</text:span><text:span text:style-name="T41">s</text:span><text:span text:style-name="T22"> to get the result of that function and assign it to index. Then a </text:span><text:span text:style-name="T44">third</text:span><text:span text:style-name="T22"> when checking if index &gt; -1, which in this case it wouldn’t be so it would skip right over that, resulting in </text:span><text:span text:style-name="T45">three</text:span><text:span text:style-name="T22"> statements being called. </text:span><text:span text:style-name="T41">T(</text:span><text:span text:style-name="T42">3</text:span><text:span text:style-name="T41">)</text:span></text:p>
      <text:p text:style-name="P7"><text:span text:style-name="T3">Best Case Scenario. Under what conditions would the minimum number of replaceAll() loop iterations be executed for an array where n is large? What would cause the replaceAll() loop to never iterate even if n is large? What is the cost of the find() call(s) under these conditions? </text:span>What is the <text:span text:style-name="T14">total growth function under these conditions</text:span>?</text:p>
      <text:p text:style-name="P26"><text:tab/><text:span text:style-name="T46">The case where the loop would never iterate would be if oldValue didn’t exist in the passed array, and the statement on line 30 would return negative 1 after <text:s/></text:span><text:span text:style-name="T35">2+3n </text:span><text:span text:style-name="T46">statements, and then in the while loops the index &gt; -1 would return false and bypass the loop and end the function. This means the growth function of T(3+3n)</text:span></text:p>
      <text:p text:style-name="P21"><text:tab/><text:span text:style-name="T47">If oldValue does exist, best case </text:span><text:span text:style-name="T49">scenario</text:span><text:span text:style-name="T47"> would be if it exists early in the array, and the find() function only had to do two statements to find the item. Then line 31 and 32 would each execute, adding two statements, and the on line 33, the oldValue doesn’t exists, so it would take 2+3n statements to execute, returning -1. The while loop on line 31 would return false and exit the function. </text:span><text:span text:style-name="T48">This would be a growth function of T(7+3n)</text:span></text:p>
      <text:p text:style-name="P13"/>
      <text:p text:style-name="P8"><text:soft-page-break/><text:span text:style-name="T3">Worst Case Scenario. Assuming newValue and oldValue are not equal, under what conditions would the maximum number of replaceAll() loop iterations be executed for an array where n is large? Note that every call to find() inside the replaceAll() loop is guaranteed to iterate a different number of times, so what would the average number of find() loop iterations be?</text:span>What is the <text:span text:style-name="T14">total growth function under these conditions</text:span>? </text:p>
      <text:p text:style-name="P27"><text:span text:style-name="T22"><text:tab/></text:span><text:span text:style-name="T23">Worst case </text:span><text:span text:style-name="T51">scenario</text:span><text:span text:style-name="T23"> for the replaceAll() function is particular. It would require the array passed to the function to be entirely made up of oldValue values, such that every value in the array will be replaced with the newValue values. The initial call of the find function() would return the first index of the array, and from there it gets tricky. In the while loop, each subsequent run of find() function would return each index of the array, progressing as the while loop continues running until every item in the array has been replaced with the newValue. </text:span><text:span text:style-name="T49">This would mean that the average run time of all the find() function calls is T(</text:span><text:span text:style-name="T50">3</text:span><text:span text:style-name="T49">+ </text:span><text:span text:style-name="T50">3/2*n^2</text:span><text:span text:style-name="T49">)</text:span></text:p>
      <text:p text:style-name="P13"/>
      <text:p text:style-name="P5"><text:span text:style-name="T3">Expected Average Case Scenario. </text:span>Assuming <text:span text:style-name="T2">a randomly ordered array of unique elements and oldValue is a value i</text:span>n the array, <text:span text:style-name="T16">how many replaceAll() loop iterations will occur? How many loop iterations in calls to find()? W</text:span>hat is the expected <text:span text:style-name="T14">average </text:span>growth function for a call to <text:span text:style-name="T1">replaceAll</text:span>()?</text:p>
      <text:p text:style-name="P16"><text:span text:style-name="T22"><text:tab/></text:span><text:span text:style-name="T24">Though not exactly specified here, I imagine that </text:span><text:span text:style-name="T51">the array is a set where every value is different, including </text:span><text:span text:style-name="T24">oldValue. </text:span><text:span text:style-name="T51">G</text:span><text:span text:style-name="T24">iven that we understand the worst case scenario, we can assume that </text:span><text:span text:style-name="T51">the first find() function runs 3/2*n statements, then the line 31 and 32 each take a statement. Next the find() function on line 33 runs 3n+2, the the while loop would be checked for the last time, and return false. This leads to a growth function of </text:span><text:span text:style-name="T52">T</text:span><text:span text:style-name="T51">(</text:span><text:span text:style-name="T53">9/2n</text:span><text:span text:style-name="T51">+</text:span><text:span text:style-name="T53">5</text:span><text:span text:style-name="T51">)</text:span></text:p>
      <text:p text:style-name="P13"/>
      <text:p text:style-name="P5">What is the <text:span text:style-name="T4">runtime order (big-O)</text:span> of <text:span text:style-name="T1">replaceAll</text:span>() <text:span text:style-name="T11">based on the above growth functions</text:span>?</text:p>
      <text:p text:style-name="P17"><text:span text:style-name="T22"><text:tab/></text:span><text:span text:style-name="T25">O(n^2)</text:span></text:p>
      <text:h text:style-name="P30" text:outline-level="1">Algorithm: sortIt()</text:h>
      <text:p text:style-name="P4"><text:span text:style-name="T4">Minimum Statements. </text:span>How many statements would be executed in a call to sortIt() when the array size is zero (n == 0) <text:span text:style-name="T2">or one (n == 1)</text:span>?</text:p>
      <text:p text:style-name="P18"><text:tab/> <text:span text:style-name="T66">I</text:span><text:span text:style-name="T26">f the size of the array is zero, then when checking the length of the array on line 42, then the for loop is skipped over entirely and the</text:span><text:span text:style-name="T54">re are only two statements</text:span><text:span text:style-name="T26">. If array is of length 1, then the for loop is also skipped over because 1 is not less then 1, </text:span><text:span text:style-name="T54">also leading to two statements</text:span><text:span text:style-name="T26">.</text:span></text:p>
      <text:p text:style-name="P9"><text:soft-page-break/><text:span text:style-name="T3">Best Case Scenario. The sortIt() outer loop depends only on n, but the inner loop is sensitive to the ordering of elements in the array and the current index of the outer loop. Under what conditions would the minimum number of inner loop iterations occur when n is large? </text:span>What is the <text:span text:style-name="T3">growth function under these conditions</text:span>?</text:p>
      <text:p text:style-name="P22"><text:tab/> <text:span text:style-name="T27">The </text:span><text:span text:style-name="T28">optimal situation of this array would be if the while loop never had to run, because the array was already sorted. This would result in the checking of the while loop but skipping over it consistently. The growth function of this would be </text:span><text:span text:style-name="T55">T(7n-5)</text:span></text:p>
      <text:p text:style-name="P12"/>
      <text:p text:style-name="P10"><text:span text:style-name="T3">Worst Case Scenario. The sortIt() outer loop depends only on n, but the inner loop is sensitive to the ordering of elements in the array and the current index of the outer loop. Under what conditions would the maximum number of inner loop iterations occur for an array where n is large? What is the average number of inner loop iterations per outer loop iteration? </text:span>What is the <text:span text:style-name="T4">growth function under these conditions</text:span>?</text:p>
      <text:p text:style-name="P23"><text:tab/> <text:span text:style-name="T29">Worst case scenario would be if the array </text:span><text:span text:style-name="T56">was descending order. The array will be checked n-1 times and each time it is checked, it would take n/2 swaps, then does it again through the while loop. Lastly after it sorts it will have the correct arrangement, and have accurately sorted the array. This growth function is T(</text:span><text:span text:style-name="T57">2</text:span><text:span text:style-name="T56">n^2+</text:span><text:span text:style-name="T58">2</text:span><text:span text:style-name="T56">n-</text:span><text:span text:style-name="T61">4</text:span><text:span text:style-name="T56">)</text:span></text:p>
      <text:p text:style-name="P12"/>
      <text:p text:style-name="P11"><text:span text:style-name="T3">Expected Average Case Scenario. </text:span>Assuming <text:span text:style-name="T2">a random array of unique elements</text:span>, what is the expected average number of <text:span text:style-name="T15">inner loop iterations per outer loop iteration? How does it compare to the worst case? What is the growth function under these conditions</text:span>?</text:p>
      <text:p text:style-name="P24"><text:span text:style-name="T28"><text:tab/></text:span><text:span text:style-name="T30">Expected average </text:span><text:span text:style-name="T59">scenario</text:span><text:span text:style-name="T30"> would be half of the worst case scenario which would be O(n^2</text:span><text:span text:style-name="T60">+2n-2</text:span><text:span text:style-name="T30">)</text:span></text:p>
      <text:p text:style-name="P12"/>
      <text:p text:style-name="P4">What is the <text:span text:style-name="T5">runtime order (big-O)</text:span> of sortIt() <text:span text:style-name="T11">based on the above growth functions</text:span>?</text:p>
      <text:p text:style-name="P12"><text:tab/><text:span text:style-name="T67">O(n^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writing-mode="lr-tb"/>
      <style:text-properties style:font-name="Liberation Sans" fo:font-family="'Liberation Sans'" style:font-family-generic="swiss" style:font-pitch="variable" fo:font-size="12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writing-mode="lr-tb"/>
      <style:text-properties style:font-name="Liberation Sans1" fo:font-family="'Liberation Sans'" style:font-style-name="Regular" style:font-family-generic="swiss" style:font-pitch="variable" fo:font-size="11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Windows_x86 LibreOffice_project/50d9bf2b0a79cdb85a3814b592608037a682059d</meta:generator>
    <meta:creation-date>2015-05-16T15:10:00Z</meta:creation-date>
    <dc:date>2021-02-19T14:08:41.564000000</dc:date>
    <meta:editing-cycles>81</meta:editing-cycles>
    <meta:editing-duration>PT22H24M50S</meta:editing-duration>
    <meta:document-statistic meta:table-count="0" meta:image-count="0" meta:object-count="0" meta:page-count="4" meta:paragraph-count="38" meta:word-count="1593" meta:character-count="9095" meta:non-whitespace-character-count="7515"/>
    <meta:template xlink:type="simple" xlink:actuate="onRequest" xlink:title="" xlink:href="Normal.dotm"/>
  </office:meta>
</office:document-meta>
</file>